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2bf44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2e0ae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407927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37b70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e181e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06616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aa61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ff200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aa61a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9" style:family="table-cell" style:parent-style-name="Default">
      <style:table-cell-properties fo:background-color="#72bf44"/>
    </style:style>
    <style:style style:name="ce20" style:family="table-cell" style:parent-style-name="Default">
      <style:table-cell-properties fo:background-color="#fcd4d1"/>
    </style:style>
    <style:style style:name="ce22" style:family="table-cell" style:parent-style-name="Default">
      <style:table-cell-properties fo:background-color="#c2e0ae"/>
    </style:style>
    <style:style style:name="ce23" style:family="table-cell" style:parent-style-name="Default">
      <style:table-cell-properties fo:background-color="#f37b70"/>
    </style:style>
    <style:style style:name="ce24" style:family="table-cell" style:parent-style-name="Default">
      <style:table-cell-properties fo:background-color="#407927"/>
    </style:style>
    <style:style style:name="ce25" style:family="table-cell" style:parent-style-name="Default">
      <style:table-cell-properties fo:background-color="#ce181e"/>
    </style:style>
    <style:style style:name="ce26" style:family="table-cell" style:parent-style-name="Default">
      <style:table-cell-properties fo:background-color="#72bf44"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fo:background-color="#c2e0ae"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fo:background-color="#e0efd4" style:text-align-source="fix" style:repeat-content="false"/>
      <style:paragraph-properties fo:text-align="start" fo:margin-left="0pt"/>
    </style:style>
    <style:style style:name="ce56" style:family="table-cell" style:parent-style-name="Default">
      <style:table-cell-properties fo:background-color="#f9a870" style:text-align-source="fix" style:repeat-content="false"/>
      <style:paragraph-properties fo:text-align="start" fo:margin-left="0pt"/>
    </style:style>
    <style:style style:name="ce29" style:family="table-cell" style:parent-style-name="Default">
      <style:table-cell-properties fo:background-color="#faa61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9a870"/>
    </style:style>
    <style:style style:name="ce31" style:family="table-cell" style:parent-style-name="Default">
      <style:table-cell-properties fo:background-color="#e0efd4"/>
    </style:style>
    <style:style style:name="ce60" style:family="table-cell" style:parent-style-name="Default">
      <style:table-cell-properties fo:background-color="#f7a19a" style:text-align-source="fix" style:repeat-content="false"/>
      <style:paragraph-properties fo:text-align="start" fo:margin-left="0pt"/>
    </style:style>
    <style:style style:name="ce61" style:family="table-cell" style:parent-style-name="Default">
      <style:table-cell-properties fo:background-color="#fff200"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4" style:family="table-cell" style:parent-style-name="Default">
      <style:table-cell-properties fo:background-color="#f7a19a"/>
    </style:style>
  </office:automatic-styles>
  <office:body>
    <office:spreadsheet>
      <table:calculation-settings table:automatic-find-labels="false" table:use-regular-expressions="false" table:use-wildcards="true"/>
      <table:table table:name="3wayy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1012" table:default-cell-style-name="Default"/>
        <table:table-row table:style-name="ro1">
          <table:table-cell table:style-name="ce1" table:number-columns-repeated="8"/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umx</text:p>
          </table:table-cell>
          <table:table-cell table:style-name="ce1" office:value-type="string" calcext:value-type="string">
            <text:p>sumx2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Error</text:p>
          </table:table-cell>
          <table:table-cell table:style-name="ce2" table:number-columns-repeated="2"/>
          <table:table-cell table:style-name="ce18" office:value-type="string" calcext:value-type="string">
            <text:p>Y </text:p>
          </table:table-cell>
          <table:table-cell table:style-name="ce2" table:formula="of:=[.D12]/[.F12]" office:value-type="float" office:value="8.56434068003964" calcext:value-type="float">
            <text:p>8.56434068003964</text:p>
          </table:table-cell>
          <table:table-cell table:style-name="ce2" table:number-columns-repeated="1012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6.5898722396675" calcext:value-type="float">
            <text:p>16.5898722396675</text:p>
          </table:table-cell>
          <table:table-cell table:style-name="ce1" office:value-type="float" office:value="93.252714748312" calcext:value-type="float">
            <text:p>93.2527147483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.51142777214858" calcext:value-type="float">
            <text:p>1.51142777214858</text:p>
          </table:table-cell>
          <table:table-cell table:formula="of:=[.E3]-POWER([.D3];2)/3" office:value-type="float" office:value="1.51142777214855" calcext:value-type="float">
            <text:p>1.51142777214855</text:p>
          </table:table-cell>
          <table:table-cell/>
          <table:table-cell office:value-type="string" calcext:value-type="string">
            <text:p>YA1</text:p>
          </table:table-cell>
          <table:table-cell table:formula="of:=SUM([.D3:.D6])/SUM([.F3:.F6])" office:value-type="float" office:value="8.04083933514668" calcext:value-type="float">
            <text:p>8.04083933514668</text:p>
          </table:table-cell>
          <table:table-cell office:value-type="string" calcext:value-type="string">
            <text:p>E(YA1-Y)²</text:p>
          </table:table-cell>
          <table:table-cell table:formula="of:=POWER([.L3]-[.$L$2];2)" office:value-type="float" office:value="0.274053658104743" calcext:value-type="float">
            <text:p>0.274053658104743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.220954061027" calcext:value-type="float">
            <text:p>17.220954061027</text:p>
          </table:table-cell>
          <table:table-cell table:style-name="ce1" office:value-type="float" office:value="100.936547349254" calcext:value-type="float">
            <text:p>100.936547349254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.08279442525324" calcext:value-type="float">
            <text:p>2.08279442525324</text:p>
          </table:table-cell>
          <table:table-cell table:formula="of:=[.E4]-POWER([.D4];2)/3" office:value-type="float" office:value="2.08279442525321" calcext:value-type="float">
            <text:p>2.08279442525321</text:p>
          </table:table-cell>
          <table:table-cell/>
          <table:table-cell office:value-type="string" calcext:value-type="string">
            <text:p>YA2</text:p>
          </table:table-cell>
          <table:table-cell table:formula="of:=SUM([.D7:.D10])/SUM([.F7:.F10])" office:value-type="float" office:value="9.08784202493261" calcext:value-type="float">
            <text:p>9.08784202493261</text:p>
          </table:table-cell>
          <table:table-cell office:value-type="string" calcext:value-type="string">
            <text:p>E(YA2-Y)²</text:p>
          </table:table-cell>
          <table:table-cell table:formula="of:=POWER([.L4]-[.$L$2];2)" office:value-type="float" office:value="0.274053658104745" calcext:value-type="float">
            <text:p>0.274053658104745</text:p>
          </table:table-cell>
          <table:table-cell table:formula="of:=([.N3]+[.N4])*12" office:value-type="float" office:value="6.57728779451386" calcext:value-type="float">
            <text:p>6.57728779451386</text:p>
          </table:table-cell>
          <table:table-cell table:number-columns-repeated="100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6785415307909" calcext:value-type="float">
            <text:p>32.6785415307909</text:p>
          </table:table-cell>
          <table:table-cell table:style-name="ce1" office:value-type="float" office:value="361.636592593901" calcext:value-type="float">
            <text:p>361.63659259390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5.67423373402602" calcext:value-type="float">
            <text:p>5.67423373402602</text:p>
          </table:table-cell>
          <table:table-cell table:formula="of:=[.E5]-POWER([.D5];2)/3" office:value-type="float" office:value="5.67423373402579" calcext:value-type="float">
            <text:p>5.67423373402579</text:p>
          </table:table-cell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0.0007041902747" calcext:value-type="float">
            <text:p>30.0007041902747</text:p>
          </table:table-cell>
          <table:table-cell table:style-name="ce1" office:value-type="float" office:value="302.441991213842" calcext:value-type="float">
            <text:p>302.44199121384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.42790724305286" calcext:value-type="float">
            <text:p>2.42790724305286</text:p>
          </table:table-cell>
          <table:table-cell table:formula="of:=[.E6]-POWER([.D6];2)/3" office:value-type="float" office:value="2.42790724305337" calcext:value-type="float">
            <text:p>2.42790724305337</text:p>
          </table:table-cell>
          <table:table-cell/>
          <table:table-cell office:value-type="string" calcext:value-type="string">
            <text:p>YB1</text:p>
          </table:table-cell>
          <table:table-cell table:formula="of:=SUM([.D3]+[.D4]+[.D7]+[.D8])/SUM([.F3]+[.F4]+[.F7]+[.F8])" office:value-type="float" office:value="6.54802405715439" calcext:value-type="float">
            <text:p>6.54802405715439</text:p>
          </table:table-cell>
          <table:table-cell office:value-type="string" calcext:value-type="string">
            <text:p>E(YB1-Y)²</text:p>
          </table:table-cell>
          <table:table-cell table:formula="of:=POWER([.L6]-[.$L$2];2)" office:value-type="float" office:value="4.06553272372337" calcext:value-type="float">
            <text:p>4.06553272372337</text:p>
          </table:table-cell>
          <table:table-cell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.522170243653" calcext:value-type="float">
            <text:p>23.522170243653</text:p>
          </table:table-cell>
          <table:table-cell table:style-name="ce1" office:value-type="float" office:value="190.964392730845" calcext:value-type="float">
            <text:p>190.96439273084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6.53356174037995" calcext:value-type="float">
            <text:p>6.53356174037995</text:p>
          </table:table-cell>
          <table:table-cell table:formula="of:=[.E7]-POWER([.D7];2)/3" office:value-type="float" office:value="6.53356174038009" calcext:value-type="float">
            <text:p>6.53356174038009</text:p>
          </table:table-cell>
          <table:table-cell/>
          <table:table-cell office:value-type="string" calcext:value-type="string">
            <text:p>YB2</text:p>
          </table:table-cell>
          <table:table-cell table:formula="of:=SUM([.D5]+[.D6]+[.D9]+[.D10])/SUM([.F5]+[.F6]+[.F9]+[.F10])" office:value-type="float" office:value="10.5806573029249" calcext:value-type="float">
            <text:p>10.5806573029249</text:p>
          </table:table-cell>
          <table:table-cell office:value-type="string" calcext:value-type="string">
            <text:p>E(YB2-Y)²</text:p>
          </table:table-cell>
          <table:table-cell table:formula="of:=POWER([.L7]-[.$L$2];2)" office:value-type="float" office:value="4.06553272372338" calcext:value-type="float">
            <text:p>4.06553272372338</text:p>
          </table:table-cell>
          <table:table-cell table:formula="of:=([.N6]+[.N7])*12" office:value-type="float" office:value="97.5727853693611" calcext:value-type="float">
            <text:p>97.5727853693611</text:p>
          </table:table-cell>
          <table:table-cell table:number-columns-repeated="100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.2432921415052" calcext:value-type="float">
            <text:p>21.2432921415052</text:p>
          </table:table-cell>
          <table:table-cell table:style-name="ce1" office:value-type="float" office:value="155.385814950604" calcext:value-type="float">
            <text:p>155.385814950604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4.95999461415894" calcext:value-type="float">
            <text:p>4.95999461415894</text:p>
          </table:table-cell>
          <table:table-cell table:formula="of:=[.E8]-POWER([.D8];2)/3" office:value-type="float" office:value="4.95999461415846" calcext:value-type="float">
            <text:p>4.95999461415846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3975111687478" calcext:value-type="float">
            <text:p>31.3975111687478</text:p>
          </table:table-cell>
          <table:table-cell table:style-name="ce1" office:value-type="float" office:value="336.094470602632" calcext:value-type="float">
            <text:p>336.09447060263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7.49323473875148" calcext:value-type="float">
            <text:p>7.49323473875148</text:p>
          </table:table-cell>
          <table:table-cell table:formula="of:=[.E9]-POWER([.D9];2)/3" office:value-type="float" office:value="7.49323473875103" calcext:value-type="float">
            <text:p>7.49323473875103</text:p>
          </table:table-cell>
          <table:table-cell/>
          <table:table-cell office:value-type="string" calcext:value-type="string">
            <text:p>YC1</text:p>
          </table:table-cell>
          <table:table-cell table:number-columns-repeated="1013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2.8911307452853" calcext:value-type="float">
            <text:p>32.8911307452853</text:p>
          </table:table-cell>
          <table:table-cell table:style-name="ce1" office:value-type="float" office:value="364.214533306871" calcext:value-type="float">
            <text:p>364.21453330687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3.60570607238719" calcext:value-type="float">
            <text:p>3.60570607238719</text:p>
          </table:table-cell>
          <table:table-cell table:formula="of:=[.E10]-POWER([.D10];2)/3" office:value-type="float" office:value="3.60570607238691" calcext:value-type="float">
            <text:p>3.60570607238691</text:p>
          </table:table-cell>
          <table:table-cell/>
          <table:table-cell office:value-type="string" calcext:value-type="string">
            <text:p>YC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style-name="ce15" table:formula="of:=SUM([.D3:.D10])" office:value-type="float" office:value="205.544176320951" calcext:value-type="float">
            <text:p>205.544176320951</text:p>
          </table:table-cell>
          <table:table-cell table:style-name="ce15" table:formula="of:=SUM([.E3:.E10])" office:value-type="float" office:value="1904.92705749626" calcext:value-type="float">
            <text:p>1904.92705749626</text:p>
          </table:table-cell>
          <table:table-cell table:style-name="ce13" table:formula="of:=SUM([.F3:.F10])" office:value-type="float" office:value="24" calcext:value-type="float">
            <text:p>24</text:p>
          </table:table-cell>
          <table:table-cell table:style-name="ce2"/>
          <table:table-cell table:style-name="ce17" table:formula="of:=SUM([.H3:.H10])" office:value-type="float" office:value="34.2888603401583" calcext:value-type="float">
            <text:p>34.2888603401583</text:p>
          </table:table-cell>
          <table:table-cell table:formula="of:=SUM([.I3:.I10])" office:value-type="float" office:value="34.2888603401574" calcext:value-type="float">
            <text:p>34.28886034015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15" table:formula="of:=[.E12]-POWER([.D12];2)/[.F12]" office:value-type="float" office:value="144.576706685496" calcext:value-type="float">
            <text:p>144.576706685496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SUM([.E3:.E6])-POWER(SUM([.D3:.D6]);2)/SUM([.F3:.F6])" office:value-type="float" office:value="82.4066793416049" calcext:value-type="float">
            <text:p>82.4066793416049</text:p>
          </table:table-cell>
          <table:table-cell table:formula="of:=SUM([.E3]+[.E4]+[.E7]+[.E8])-POWER([.D3]+[.D4]+[.D7]+[.D8];2)/([.F3]+[.F4]+[.F7]+[.F8])" office:value-type="float" office:value="26.020041142143" calcext:value-type="float">
            <text:p>26.020041142143</text:p>
          </table:table-cell>
          <table:table-cell table:formula="of:=([.E3]+[.E5]+[.E7]+[.E9])-POWER([.D3]+[.D5]+[.D7]+[.D9];2)/([.F3]+[.F5]+[.F7]+[.F9])" office:value-type="float" office:value="77.3515725229793" calcext:value-type="float">
            <text:p>77.351572522979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12]/[.F12]" office:value-type="float" office:value="8.56434068003963" calcext:value-type="float">
            <text:p>8.56434068003963</text:p>
          </table:table-cell>
          <table:table-cell table:formula="of:=[.E12]/[.F12]" office:value-type="float" office:value="79.3719607290108" calcext:value-type="float">
            <text:p>79.3719607290108</text:p>
          </table:table-cell>
          <table:table-cell table:number-columns-repeated="6"/>
          <table:table-cell table:formula="of:=SUM([.E7:.E10])-POWER(SUM([.D7:.D10]);2)/SUM([.F7:.F10])" office:value-type="float" office:value="55.5927395493774" calcext:value-type="float">
            <text:p>55.5927395493774</text:p>
          </table:table-cell>
          <table:table-cell table:formula="of:=SUM([.E5]+[.E6]+[.E9]+[.E10])-POWER([.D5]+[.D6]+[.D9]+[.D10];2)/([.F5]+[.F6]+[.F9]+[.F10])" office:value-type="float" office:value="20.983880173992" calcext:value-type="float">
            <text:p>20.983880173992</text:p>
          </table:table-cell>
          <table:table-cell table:formula="of:=([.E4]+[.E6]+[.E8]+[.E10])-POWER([.D4]+[.D6]+[.D8]+[.D10];2)/([.F4]+[.F6]+[.F8]+[.F10])" office:value-type="float" office:value="66.8909548479434" calcext:value-type="float">
            <text:p>66.890954847943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[.L15]+[.L16]" office:value-type="float" office:value="137.999418890982" calcext:value-type="float">
            <text:p>137.999418890982</text:p>
          </table:table-cell>
          <table:table-cell table:formula="of:=[.M15]+[.M16]" office:value-type="float" office:value="47.003921316135" calcext:value-type="float">
            <text:p>47.003921316135</text:p>
          </table:table-cell>
          <table:table-cell table:formula="of:=[.N15]+[.N16]" office:value-type="float" office:value="144.242527370923" calcext:value-type="float">
            <text:p>144.242527370923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9" table:formula="of:=[.D14]-[.L18]" office:value-type="float" office:value="6.57728779451372" calcext:value-type="float">
            <text:p>6.57728779451372</text:p>
          </table:table-cell>
          <table:table-cell table:style-name="ce22" table:formula="of:=[.D14]-[.M18]" office:value-type="float" office:value="97.572785369361" calcext:value-type="float">
            <text:p>97.572785369361</text:p>
          </table:table-cell>
          <table:table-cell table:style-name="ce24" table:formula="of:=[.D14]-[.N18]" office:value-type="float" office:value="0.334179314573362" calcext:value-type="float">
            <text:p>0.334179314573362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Source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</text:p>
          </table:table-cell>
          <table:table-cell table:style-name="ce4" office:value-type="string" calcext:value-type="string">
            <text:p>Agains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5" office:value-type="float" office:value="6.577" calcext:value-type="float">
            <text:p>6.577</text:p>
          </table:table-cell>
          <table:table-cell table:style-name="ce1" office:value-type="float" office:value="1" calcext:value-type="float">
            <text:p>1</text:p>
          </table:table-cell>
          <table:table-cell table:style-name="ce16" office:value-type="float" office:value="6.577" calcext:value-type="float">
            <text:p>6.577</text:p>
          </table:table-cell>
          <table:table-cell table:style-name="ce16" office:value-type="float" office:value="3.069" calcext:value-type="float">
            <text:p>3.069</text:p>
          </table:table-cell>
          <table:table-cell table:style-name="ce16" office:value-type="float" office:value="0.099" calcext:value-type="float">
            <text:p>0.099</text:p>
          </table:table-cell>
          <table:table-cell table:style-name="ce1" office:value-type="string" calcext:value-type="string">
            <text:p>Error</text:p>
          </table:table-cell>
          <table:table-cell table:number-columns-repeated="4"/>
          <table:table-cell office:value-type="string" calcext:value-type="string">
            <text:p>A*B</text:p>
          </table:table-cell>
          <table:table-cell office:value-type="string" calcext:value-type="string">
            <text:p>A*C</text:p>
          </table:table-cell>
          <table:table-cell office:value-type="string" calcext:value-type="string">
            <text:p>B*C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6" office:value-type="float" office:value="97.573" calcext:value-type="float">
            <text:p>97.573</text:p>
          </table:table-cell>
          <table:table-cell table:style-name="ce1" office:value-type="float" office:value="1" calcext:value-type="float">
            <text:p>1</text:p>
          </table:table-cell>
          <table:table-cell table:style-name="ce16" office:value-type="float" office:value="97.573" calcext:value-type="float">
            <text:p>97.573</text:p>
          </table:table-cell>
          <table:table-cell table:style-name="ce16" office:value-type="float" office:value="45.53" calcext:value-type="float">
            <text:p>45.53</text:p>
          </table:table-cell>
          <table:table-cell table:style-name="ce16" office:value-type="float" office:value="0" calcext:value-type="float">
            <text:p>0</text:p>
          </table:table-cell>
          <table:table-cell table:style-name="ce1" office:value-type="string" calcext:value-type="string">
            <text:p>Error</text:p>
          </table:table-cell>
          <table:table-cell table:number-columns-repeated="4"/>
          <table:table-cell table:formula="of:=[.E3]+[.E4]-POWER([.D3]+[.D4];2)/6" office:value-type="float" office:value="3.66059957494349" calcext:value-type="float">
            <text:p>3.66059957494349</text:p>
          </table:table-cell>
          <table:table-cell table:formula="of:=[.E3]+[.E5]-POWER([.D3]+[.D5];2)/6" office:value-type="float" office:value="50.3265414326972" calcext:value-type="float">
            <text:p>50.3265414326972</text:p>
          </table:table-cell>
          <table:table-cell table:formula="of:=[.E3]+[.E7]-POWER([.D3]+[.D7];2)/6" office:value-type="float" office:value="16.0544487818722" calcext:value-type="float">
            <text:p>16.0544487818722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7" office:value-type="float" office:value="0.334" calcext:value-type="float">
            <text:p>0.334</text:p>
          </table:table-cell>
          <table:table-cell table:style-name="ce1" office:value-type="float" office:value="1" calcext:value-type="float">
            <text:p>1</text:p>
          </table:table-cell>
          <table:table-cell table:style-name="ce16" office:value-type="float" office:value="0.334" calcext:value-type="float">
            <text:p>0.334</text:p>
          </table:table-cell>
          <table:table-cell table:style-name="ce16" office:value-type="float" office:value="0.156" calcext:value-type="float">
            <text:p>0.156</text:p>
          </table:table-cell>
          <table:table-cell table:style-name="ce16" office:value-type="float" office:value="0.698" calcext:value-type="float">
            <text:p>0.698</text:p>
          </table:table-cell>
          <table:table-cell table:style-name="ce1" office:value-type="string" calcext:value-type="string">
            <text:p>Error</text:p>
          </table:table-cell>
          <table:table-cell table:number-columns-repeated="4"/>
          <table:table-cell table:formula="of:=[.E5]+[.E6]-POWER([.D5]+[.D6];2)/6" office:value-type="float" office:value="9.2972764474564" calcext:value-type="float">
            <text:p>9.2972764474564</text:p>
          </table:table-cell>
          <table:table-cell table:formula="of:=[.E4]+[.E6]-POWER([.D4]+[.D6];2)/6" office:value-type="float" office:value="31.7310372293076" calcext:value-type="float">
            <text:p>31.7310372293076</text:p>
          </table:table-cell>
          <table:table-cell table:formula="of:=[.E4]+[.E8]-POWER([.D4]+[.D8];2)/6" office:value-type="float" office:value="9.73932297835586" calcext:value-type="float">
            <text:p>9.73932297835586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A*B</text:p>
          </table:table-cell>
          <table:table-cell table:style-name="ce8" office:value-type="float" office:value="3.639" calcext:value-type="float">
            <text:p>3.639</text:p>
          </table:table-cell>
          <table:table-cell table:style-name="ce1" office:value-type="float" office:value="1" calcext:value-type="float">
            <text:p>1</text:p>
          </table:table-cell>
          <table:table-cell table:style-name="ce16" office:value-type="float" office:value="3.639" calcext:value-type="float">
            <text:p>3.639</text:p>
          </table:table-cell>
          <table:table-cell table:style-name="ce16" office:value-type="float" office:value="1.698" calcext:value-type="float">
            <text:p>1.698</text:p>
          </table:table-cell>
          <table:table-cell table:style-name="ce16" office:value-type="float" office:value="0.211" calcext:value-type="float">
            <text:p>0.211</text:p>
          </table:table-cell>
          <table:table-cell table:style-name="ce1" office:value-type="string" calcext:value-type="string">
            <text:p>Error</text:p>
          </table:table-cell>
          <table:table-cell table:number-columns-repeated="4"/>
          <table:table-cell table:formula="of:=[.E7]+[.E8]-POWER([.D7]+[.D8];2)/6" office:value-type="float" office:value="12.3591039219467" calcext:value-type="float">
            <text:p>12.3591039219467</text:p>
          </table:table-cell>
          <table:table-cell table:formula="of:=[.E7]+[.E9]-POWER([.D7]+[.D9];2)/6" office:value-type="float" office:value="24.3636289268766" calcext:value-type="float">
            <text:p>24.3636289268766</text:p>
          </table:table-cell>
          <table:table-cell table:formula="of:=[.E5]+[.E9]-POWER([.D5]+[.D9];2)/6" office:value-type="float" office:value="13.4409749375228" calcext:value-type="float">
            <text:p>13.4409749375228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A*C</text:p>
          </table:table-cell>
          <table:table-cell table:style-name="ce9" office:value-type="float" office:value="0.066" calcext:value-type="float">
            <text:p>0.066</text:p>
          </table:table-cell>
          <table:table-cell table:style-name="ce1" office:value-type="float" office:value="1" calcext:value-type="float">
            <text:p>1</text:p>
          </table:table-cell>
          <table:table-cell table:style-name="ce16" office:value-type="float" office:value="0.066" calcext:value-type="float">
            <text:p>0.066</text:p>
          </table:table-cell>
          <table:table-cell table:style-name="ce16" office:value-type="float" office:value="0.031" calcext:value-type="float">
            <text:p>0.031</text:p>
          </table:table-cell>
          <table:table-cell table:style-name="ce16" office:value-type="float" office:value="0.863" calcext:value-type="float">
            <text:p>0.863</text:p>
          </table:table-cell>
          <table:table-cell table:style-name="ce1" office:value-type="string" calcext:value-type="string">
            <text:p>Error</text:p>
          </table:table-cell>
          <table:table-cell table:number-columns-repeated="4"/>
          <table:table-cell table:formula="of:=[.E9]+[.E10]-POWER([.D9]+[.D10];2)/6" office:value-type="float" office:value="11.470757384374" calcext:value-type="float">
            <text:p>11.470757384374</text:p>
          </table:table-cell>
          <table:table-cell table:formula="of:=[.E8]+[.E10]-POWER([.D8]+[.D10];2)/6" office:value-type="float" office:value="31.1777247098303" calcext:value-type="float">
            <text:p>31.1777247098303</text:p>
          </table:table-cell>
          <table:table-cell table:formula="of:=[.E6]+[.E10]-POWER([.D6]+[.D10];2)/6" office:value-type="float" office:value="7.42604092709212" calcext:value-type="float">
            <text:p>7.42604092709212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B*C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" office:value-type="float" office:value="1" calcext:value-type="float">
            <text:p>1</text:p>
          </table:table-cell>
          <table:table-cell table:style-name="ce16" office:value-type="float" office:value="0.009" calcext:value-type="float">
            <text:p>0.009</text:p>
          </table:table-cell>
          <table:table-cell table:style-name="ce16" office:value-type="float" office:value="0.004" calcext:value-type="float">
            <text:p>0.004</text:p>
          </table:table-cell>
          <table:table-cell table:style-name="ce16" office:value-type="float" office:value="0.949" calcext:value-type="float">
            <text:p>0.949</text:p>
          </table:table-cell>
          <table:table-cell table:style-name="ce1" office:value-type="string" calcext:value-type="string">
            <text:p>Error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*B*C</text:p>
          </table:table-cell>
          <table:table-cell table:style-name="ce11" office:value-type="float" office:value="2.089" calcext:value-type="float">
            <text:p>2.089</text:p>
          </table:table-cell>
          <table:table-cell table:style-name="ce1" office:value-type="float" office:value="1" calcext:value-type="float">
            <text:p>1</text:p>
          </table:table-cell>
          <table:table-cell table:style-name="ce16" office:value-type="float" office:value="2.089" calcext:value-type="float">
            <text:p>2.089</text:p>
          </table:table-cell>
          <table:table-cell table:style-name="ce16" office:value-type="float" office:value="0.975" calcext:value-type="float">
            <text:p>0.975</text:p>
          </table:table-cell>
          <table:table-cell table:style-name="ce16" office:value-type="float" office:value="0.338" calcext:value-type="float">
            <text:p>0.338</text:p>
          </table:table-cell>
          <table:table-cell table:style-name="ce1" office:value-type="string" calcext:value-type="string">
            <text:p>Error</text:p>
          </table:table-cell>
          <table:table-cell table:number-columns-repeated="4"/>
          <table:table-cell table:formula="of:=SUM([.L22:.L25])" office:value-type="float" office:value="36.7877373287205" calcext:value-type="float">
            <text:p>36.7877373287205</text:p>
          </table:table-cell>
          <table:table-cell table:formula="of:=SUM([.M22:.M25])" office:value-type="float" office:value="137.598932298712" calcext:value-type="float">
            <text:p>137.598932298712</text:p>
          </table:table-cell>
          <table:table-cell table:formula="of:=SUM([.N22:.N25])" office:value-type="float" office:value="46.660787624843" calcext:value-type="float">
            <text:p>46.66078762484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Error</text:p>
          </table:table-cell>
          <table:table-cell table:style-name="ce12" office:value-type="float" office:value="34.289" calcext:value-type="float">
            <text:p>34.289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float" office:value="2.143" calcext:value-type="float">
            <text:p>2.143</text:p>
          </table:table-cell>
          <table:table-cell table:number-columns-repeated="7"/>
          <table:table-cell table:style-name="ce20" table:formula="of:=[.D14]-[.L19]-[.M19]-[.L27]" office:value-type="float" office:value="3.63889619290074" calcext:value-type="float">
            <text:p>3.63889619290074</text:p>
          </table:table-cell>
          <table:table-cell table:style-name="ce23" table:formula="of:=[.D14]-[.L19]-[.N19]-[.M27]" office:value-type="float" office:value="0.066307277697149" calcext:value-type="float">
            <text:p>0.066307277697149</text:p>
          </table:table-cell>
          <table:table-cell table:style-name="ce25" table:formula="of:=[.D14]-[.N27]-[.M19]-[.N19]" office:value-type="float" office:value="0.00895437671863419" calcext:value-type="float">
            <text:p>0.0089543767186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</text:p>
          </table:table-cell>
          <table:table-cell table:style-name="ce13" office:value-type="float" office:value="144.577" calcext:value-type="float">
            <text:p>144.577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number-columns-repeated="11"/>
          <table:table-cell office:value-type="string" calcext:value-type="string">
            <text:p>A*B*C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" office:value-type="float" office:value="1.51142777214858" calcext:value-type="float">
            <text:p>1.51142777214858</text:p>
          </table:table-cell>
          <table:table-cell table:number-columns-repeated="1012"/>
        </table:table-row>
        <table:table-row table:style-name="ro1">
          <table:table-cell/>
          <table:table-cell table:formula="of:=[.B23]+[.B25]" office:value-type="float" office:value="0.4" calcext:value-type="float">
            <text:p>0.4</text:p>
          </table:table-cell>
          <table:table-cell table:number-columns-repeated="9"/>
          <table:table-cell table:style-name="ce1" office:value-type="float" office:value="2.08279442525324" calcext:value-type="float">
            <text:p>2.08279442525324</text:p>
          </table:table-cell>
          <table:table-cell table:number-columns-repeated="1012"/>
        </table:table-row>
        <table:table-row table:style-name="ro1">
          <table:table-cell/>
          <table:table-cell table:formula="of:=[.B26]+[.B27]" office:value-type="float" office:value="2.098" calcext:value-type="float">
            <text:p>2.098</text:p>
          </table:table-cell>
          <table:table-cell table:number-columns-repeated="9"/>
          <table:table-cell table:style-name="ce1" office:value-type="float" office:value="5.67423373402602" calcext:value-type="float">
            <text:p>5.67423373402602</text:p>
          </table:table-cell>
          <table:table-cell table:number-columns-repeated="1012"/>
        </table:table-row>
        <table:table-row table:style-name="ro1">
          <table:table-cell/>
          <table:table-cell table:formula="of:=SUM([.B21:.B28])" office:value-type="float" office:value="144.576" calcext:value-type="float">
            <text:p>144.576</text:p>
          </table:table-cell>
          <table:table-cell table:number-columns-repeated="9"/>
          <table:table-cell table:style-name="ce1" office:value-type="float" office:value="2.42790724305286" calcext:value-type="float">
            <text:p>2.42790724305286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" office:value-type="float" office:value="6.53356174037995" calcext:value-type="float">
            <text:p>6.53356174037995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" office:value-type="float" office:value="4.95999461415894" calcext:value-type="float">
            <text:p>4.9599946141589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" office:value-type="float" office:value="7.49323473875148" calcext:value-type="float">
            <text:p>7.49323473875148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" office:value-type="float" office:value="3.60570607238719" calcext:value-type="float">
            <text:p>3.6057060723871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SUM</text:p>
          </table:table-cell>
          <table:table-cell table:formula="of:=SUM([.L31:.L38])" office:value-type="float" office:value="34.2888603401583" calcext:value-type="float">
            <text:p>34.288860340158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1" table:formula="of:=[.D14]-[.L40]-[.L28]-[.M28]-[.N28]-[.N19]-[.M19]-[.L19]" office:value-type="float" office:value="2.08943601957312" calcext:value-type="float">
            <text:p>2.08943601957312</text:p>
          </table:table-cell>
          <table:table-cell table:number-columns-repeated="1012"/>
        </table:table-row>
      </table:table>
      <table:table table:name="3way-1nested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1012" table:default-cell-style-name="Default"/>
        <table:table-row table:style-name="ro1">
          <table:table-cell table:style-name="ce1" table:number-columns-repeated="8"/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umx</text:p>
          </table:table-cell>
          <table:table-cell table:style-name="ce1" office:value-type="string" calcext:value-type="string">
            <text:p>sumx2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Error</text:p>
          </table:table-cell>
          <table:table-cell table:style-name="ce2" table:number-columns-repeated="2"/>
          <table:table-cell table:style-name="ce18" office:value-type="string" calcext:value-type="string">
            <text:p>Y </text:p>
          </table:table-cell>
          <table:table-cell table:style-name="ce2" table:formula="of:=[.D12]/[.F12]" office:value-type="float" office:value="8.56434068003964" calcext:value-type="float">
            <text:p>8.56434068003964</text:p>
          </table:table-cell>
          <table:table-cell table:style-name="ce2" table:number-columns-repeated="1012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6.5898722396675" calcext:value-type="float">
            <text:p>16.5898722396675</text:p>
          </table:table-cell>
          <table:table-cell table:style-name="ce1" office:value-type="float" office:value="93.252714748312" calcext:value-type="float">
            <text:p>93.2527147483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.51142777214858" calcext:value-type="float">
            <text:p>1.51142777214858</text:p>
          </table:table-cell>
          <table:table-cell table:formula="of:=[.E3]-POWER([.D3];2)/3" office:value-type="float" office:value="1.51142777214855" calcext:value-type="float">
            <text:p>1.51142777214855</text:p>
          </table:table-cell>
          <table:table-cell/>
          <table:table-cell office:value-type="string" calcext:value-type="string">
            <text:p>YA1</text:p>
          </table:table-cell>
          <table:table-cell table:formula="of:=SUM([.D3:.D6])/SUM([.F3:.F6])" office:value-type="float" office:value="8.04083933514668" calcext:value-type="float">
            <text:p>8.04083933514668</text:p>
          </table:table-cell>
          <table:table-cell office:value-type="string" calcext:value-type="string">
            <text:p>E(YA1-Y)²</text:p>
          </table:table-cell>
          <table:table-cell table:formula="of:=POWER([.L3]-[.$L$2];2)" office:value-type="float" office:value="0.274053658104743" calcext:value-type="float">
            <text:p>0.274053658104743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.220954061027" calcext:value-type="float">
            <text:p>17.220954061027</text:p>
          </table:table-cell>
          <table:table-cell table:style-name="ce1" office:value-type="float" office:value="100.936547349254" calcext:value-type="float">
            <text:p>100.936547349254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.08279442525324" calcext:value-type="float">
            <text:p>2.08279442525324</text:p>
          </table:table-cell>
          <table:table-cell table:formula="of:=[.E4]-POWER([.D4];2)/3" office:value-type="float" office:value="2.08279442525321" calcext:value-type="float">
            <text:p>2.08279442525321</text:p>
          </table:table-cell>
          <table:table-cell/>
          <table:table-cell office:value-type="string" calcext:value-type="string">
            <text:p>YA2</text:p>
          </table:table-cell>
          <table:table-cell table:formula="of:=SUM([.D7:.D10])/SUM([.F7:.F10])" office:value-type="float" office:value="9.08784202493261" calcext:value-type="float">
            <text:p>9.08784202493261</text:p>
          </table:table-cell>
          <table:table-cell office:value-type="string" calcext:value-type="string">
            <text:p>E(YA2-Y)²</text:p>
          </table:table-cell>
          <table:table-cell table:formula="of:=POWER([.L4]-[.$L$2];2)" office:value-type="float" office:value="0.274053658104745" calcext:value-type="float">
            <text:p>0.274053658104745</text:p>
          </table:table-cell>
          <table:table-cell table:formula="of:=([.N3]+[.N4])*12" office:value-type="float" office:value="6.57728779451386" calcext:value-type="float">
            <text:p>6.57728779451386</text:p>
          </table:table-cell>
          <table:table-cell table:number-columns-repeated="100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6785415307909" calcext:value-type="float">
            <text:p>32.6785415307909</text:p>
          </table:table-cell>
          <table:table-cell table:style-name="ce1" office:value-type="float" office:value="361.636592593901" calcext:value-type="float">
            <text:p>361.63659259390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5.67423373402602" calcext:value-type="float">
            <text:p>5.67423373402602</text:p>
          </table:table-cell>
          <table:table-cell table:formula="of:=[.E5]-POWER([.D5];2)/3" office:value-type="float" office:value="5.67423373402579" calcext:value-type="float">
            <text:p>5.67423373402579</text:p>
          </table:table-cell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0.0007041902747" calcext:value-type="float">
            <text:p>30.0007041902747</text:p>
          </table:table-cell>
          <table:table-cell table:style-name="ce1" office:value-type="float" office:value="302.441991213842" calcext:value-type="float">
            <text:p>302.44199121384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.42790724305286" calcext:value-type="float">
            <text:p>2.42790724305286</text:p>
          </table:table-cell>
          <table:table-cell table:formula="of:=[.E6]-POWER([.D6];2)/3" office:value-type="float" office:value="2.42790724305337" calcext:value-type="float">
            <text:p>2.42790724305337</text:p>
          </table:table-cell>
          <table:table-cell/>
          <table:table-cell office:value-type="string" calcext:value-type="string">
            <text:p>YB1</text:p>
          </table:table-cell>
          <table:table-cell table:formula="of:=SUM([.D3]+[.D4]+[.D7]+[.D8])/SUM([.F3]+[.F4]+[.F7]+[.F8])" office:value-type="float" office:value="6.54802405715439" calcext:value-type="float">
            <text:p>6.54802405715439</text:p>
          </table:table-cell>
          <table:table-cell office:value-type="string" calcext:value-type="string">
            <text:p>E(YB1-Y)²</text:p>
          </table:table-cell>
          <table:table-cell table:formula="of:=POWER([.L6]-[.$L$2];2)" office:value-type="float" office:value="4.06553272372337" calcext:value-type="float">
            <text:p>4.06553272372337</text:p>
          </table:table-cell>
          <table:table-cell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.522170243653" calcext:value-type="float">
            <text:p>23.522170243653</text:p>
          </table:table-cell>
          <table:table-cell table:style-name="ce1" office:value-type="float" office:value="190.964392730845" calcext:value-type="float">
            <text:p>190.96439273084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6.53356174037995" calcext:value-type="float">
            <text:p>6.53356174037995</text:p>
          </table:table-cell>
          <table:table-cell table:formula="of:=[.E7]-POWER([.D7];2)/3" office:value-type="float" office:value="6.53356174038009" calcext:value-type="float">
            <text:p>6.53356174038009</text:p>
          </table:table-cell>
          <table:table-cell/>
          <table:table-cell office:value-type="string" calcext:value-type="string">
            <text:p>YB2</text:p>
          </table:table-cell>
          <table:table-cell table:formula="of:=SUM([.D5]+[.D6]+[.D9]+[.D10])/SUM([.F5]+[.F6]+[.F9]+[.F10])" office:value-type="float" office:value="10.5806573029249" calcext:value-type="float">
            <text:p>10.5806573029249</text:p>
          </table:table-cell>
          <table:table-cell office:value-type="string" calcext:value-type="string">
            <text:p>E(YB2-Y)²</text:p>
          </table:table-cell>
          <table:table-cell table:formula="of:=POWER([.L7]-[.$L$2];2)" office:value-type="float" office:value="4.06553272372338" calcext:value-type="float">
            <text:p>4.06553272372338</text:p>
          </table:table-cell>
          <table:table-cell table:formula="of:=([.N6]+[.N7])*12" office:value-type="float" office:value="97.5727853693611" calcext:value-type="float">
            <text:p>97.5727853693611</text:p>
          </table:table-cell>
          <table:table-cell table:number-columns-repeated="100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.2432921415052" calcext:value-type="float">
            <text:p>21.2432921415052</text:p>
          </table:table-cell>
          <table:table-cell table:style-name="ce1" office:value-type="float" office:value="155.385814950604" calcext:value-type="float">
            <text:p>155.385814950604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4.95999461415894" calcext:value-type="float">
            <text:p>4.95999461415894</text:p>
          </table:table-cell>
          <table:table-cell table:formula="of:=[.E8]-POWER([.D8];2)/3" office:value-type="float" office:value="4.95999461415846" calcext:value-type="float">
            <text:p>4.95999461415846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.3975111687478" calcext:value-type="float">
            <text:p>31.3975111687478</text:p>
          </table:table-cell>
          <table:table-cell table:style-name="ce1" office:value-type="float" office:value="336.094470602632" calcext:value-type="float">
            <text:p>336.09447060263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7.49323473875148" calcext:value-type="float">
            <text:p>7.49323473875148</text:p>
          </table:table-cell>
          <table:table-cell table:formula="of:=[.E9]-POWER([.D9];2)/3" office:value-type="float" office:value="7.49323473875103" calcext:value-type="float">
            <text:p>7.49323473875103</text:p>
          </table:table-cell>
          <table:table-cell/>
          <table:table-cell office:value-type="string" calcext:value-type="string">
            <text:p>YC1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.8911307452853" calcext:value-type="float">
            <text:p>32.8911307452853</text:p>
          </table:table-cell>
          <table:table-cell table:style-name="ce1" office:value-type="float" office:value="364.214533306871" calcext:value-type="float">
            <text:p>364.21453330687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3.60570607238719" calcext:value-type="float">
            <text:p>3.60570607238719</text:p>
          </table:table-cell>
          <table:table-cell table:formula="of:=[.E10]-POWER([.D10];2)/3" office:value-type="float" office:value="3.60570607238691" calcext:value-type="float">
            <text:p>3.60570607238691</text:p>
          </table:table-cell>
          <table:table-cell/>
          <table:table-cell office:value-type="string" calcext:value-type="string">
            <text:p>YC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style-name="ce15" table:formula="of:=SUM([.D3:.D10])" office:value-type="float" office:value="205.544176320951" calcext:value-type="float">
            <text:p>205.544176320951</text:p>
          </table:table-cell>
          <table:table-cell table:style-name="ce15" table:formula="of:=SUM([.E3:.E10])" office:value-type="float" office:value="1904.92705749626" calcext:value-type="float">
            <text:p>1904.92705749626</text:p>
          </table:table-cell>
          <table:table-cell table:style-name="ce13" table:formula="of:=SUM([.F3:.F10])" office:value-type="float" office:value="24" calcext:value-type="float">
            <text:p>24</text:p>
          </table:table-cell>
          <table:table-cell table:style-name="ce2"/>
          <table:table-cell table:style-name="ce17" table:formula="of:=SUM([.H3:.H10])" office:value-type="float" office:value="34.2888603401583" calcext:value-type="float">
            <text:p>34.2888603401583</text:p>
          </table:table-cell>
          <table:table-cell table:formula="of:=SUM([.I3:.I10])" office:value-type="float" office:value="34.2888603401574" calcext:value-type="float">
            <text:p>34.2888603401574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E3]+[.E5]-POWER([.D3]+[.D5];2)/6" office:value-type="float" office:value="50.3265414326972" calcext:value-type="float">
            <text:p>50.326541432697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15" table:formula="of:=[.E12]-POWER([.D12];2)/[.F12]" office:value-type="float" office:value="144.576706685496" calcext:value-type="float">
            <text:p>144.576706685496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[.E4]+[.E6]-POWER([.D4]+[.D6];2)/6" office:value-type="float" office:value="31.7310372293076" calcext:value-type="float">
            <text:p>31.7310372293076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SUM([.E3:.E6])-POWER(SUM([.D3:.D6]);2)/SUM([.F3:.F6])" office:value-type="float" office:value="82.4066793416049" calcext:value-type="float">
            <text:p>82.4066793416049</text:p>
          </table:table-cell>
          <table:table-cell table:formula="of:=SUM([.E3]+[.E4]+[.E7]+[.E8])-POWER([.D3]+[.D4]+[.D7]+[.D8];2)/([.F3]+[.F4]+[.F7]+[.F8])" office:value-type="float" office:value="26.020041142143" calcext:value-type="float">
            <text:p>26.020041142143</text:p>
          </table:table-cell>
          <table:table-cell table:formula="of:=[.E7]+[.E9]-POWER([.D7]+[.D9];2)/6" office:value-type="float" office:value="24.3636289268766" calcext:value-type="float">
            <text:p>24.3636289268766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[.D12]/[.F12]" office:value-type="float" office:value="8.56434068003963" calcext:value-type="float">
            <text:p>8.56434068003963</text:p>
          </table:table-cell>
          <table:table-cell table:formula="of:=[.E12]/[.F12]" office:value-type="float" office:value="79.3719607290108" calcext:value-type="float">
            <text:p>79.3719607290108</text:p>
          </table:table-cell>
          <table:table-cell table:number-columns-repeated="6"/>
          <table:table-cell table:formula="of:=SUM([.E7:.E10])-POWER(SUM([.D7:.D10]);2)/SUM([.F7:.F10])" office:value-type="float" office:value="55.5927395493774" calcext:value-type="float">
            <text:p>55.5927395493774</text:p>
          </table:table-cell>
          <table:table-cell table:formula="of:=SUM([.E5]+[.E6]+[.E9]+[.E10])-POWER([.D5]+[.D6]+[.D9]+[.D10];2)/([.F5]+[.F6]+[.F9]+[.F10])" office:value-type="float" office:value="20.983880173992" calcext:value-type="float">
            <text:p>20.983880173992</text:p>
          </table:table-cell>
          <table:table-cell table:formula="of:=[.E8]+[.E10]-POWER([.D8]+[.D10];2)/6" office:value-type="float" office:value="31.1777247098303" calcext:value-type="float">
            <text:p>31.177724709830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SUM</text:p>
          </table:table-cell>
          <table:table-cell table:formula="of:=[.L15]+[.L16]" office:value-type="float" office:value="137.999418890982" calcext:value-type="float">
            <text:p>137.999418890982</text:p>
          </table:table-cell>
          <table:table-cell table:formula="of:=[.M15]+[.M16]" office:value-type="float" office:value="47.003921316135" calcext:value-type="float">
            <text:p>47.003921316135</text:p>
          </table:table-cell>
          <table:table-cell table:formula="of:=SUM([.N13:.N16])" office:value-type="float" office:value="137.598932298712" calcext:value-type="float">
            <text:p>137.598932298712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9" table:formula="of:=[.D14]-[.L18]" office:value-type="float" office:value="6.57728779451372" calcext:value-type="float">
            <text:p>6.57728779451372</text:p>
          </table:table-cell>
          <table:table-cell table:style-name="ce22" table:formula="of:=[.D14]-[.M18]" office:value-type="float" office:value="97.572785369361" calcext:value-type="float">
            <text:p>97.572785369361</text:p>
          </table:table-cell>
          <table:table-cell table:style-name="ce31" table:formula="of:=[.D14]-[.N18]" office:value-type="float" office:value="6.97777438678423" calcext:value-type="float">
            <text:p>6.97777438678423</text:p>
          </table:table-cell>
          <table:table-cell office:value-type="string" calcext:value-type="string">
            <text:p>C(A)</text:p>
          </table:table-cell>
          <table:table-cell table:style-name="ce31" table:formula="of:=[.N19]+[.M32]" office:value-type="float" office:value="0.400486592270511" calcext:value-type="float">
            <text:p>0.400486592270511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ource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</text:p>
          </table:table-cell>
          <table:table-cell table:style-name="ce4" office:value-type="string" calcext:value-type="string">
            <text:p>Against</text:p>
          </table:table-cell>
          <table:table-cell table:number-columns-repeated="7"/>
          <table:table-cell office:value-type="string" calcext:value-type="string">
            <text:p>B*C(A)</text:p>
          </table:table-cell>
          <table:table-cell table:style-name="ce58" table:formula="of:=[.N32]+[.L45]" office:value-type="float" office:value="2.09839039629176" calcext:value-type="float">
            <text:p>2.09839039629176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26" office:value-type="float" office:value="6.577" calcext:value-type="float">
            <text:p>6.577</text:p>
          </table:table-cell>
          <table:table-cell table:style-name="ce1" office:value-type="float" office:value="1" calcext:value-type="float">
            <text:p>1</text:p>
          </table:table-cell>
          <table:table-cell table:style-name="ce16" office:value-type="float" office:value="6.577" calcext:value-type="float">
            <text:p>6.577</text:p>
          </table:table-cell>
          <table:table-cell table:style-name="ce16" office:value-type="float" office:value="32.846" calcext:value-type="float">
            <text:p>32.846</text:p>
          </table:table-cell>
          <table:table-cell table:style-name="ce16" office:value-type="float" office:value="0.029" calcext:value-type="float">
            <text:p>0.029</text:p>
          </table:table-cell>
          <table:table-cell table:style-name="ce4" office:value-type="string" calcext:value-type="string">
            <text:p>C(A)</text:p>
          </table:table-cell>
          <table:table-cell table:number-columns-repeated="4"/>
          <table:table-cell office:value-type="string" calcext:value-type="string">
            <text:p>A*B</text:p>
          </table:table-cell>
          <table:table-cell office:value-type="string" calcext:value-type="string">
            <text:p>A*C</text:p>
          </table:table-cell>
          <table:table-cell office:value-type="string" calcext:value-type="string">
            <text:p>B*C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27" office:value-type="float" office:value="97.573" calcext:value-type="float">
            <text:p>97.573</text:p>
          </table:table-cell>
          <table:table-cell table:style-name="ce1" office:value-type="float" office:value="1" calcext:value-type="float">
            <text:p>1</text:p>
          </table:table-cell>
          <table:table-cell table:style-name="ce16" office:value-type="float" office:value="97.573" calcext:value-type="float">
            <text:p>97.573</text:p>
          </table:table-cell>
          <table:table-cell table:style-name="ce16" office:value-type="float" office:value="92.998" calcext:value-type="float">
            <text:p>92.998</text:p>
          </table:table-cell>
          <table:table-cell table:style-name="ce16" office:value-type="float" office:value="0.011" calcext:value-type="float">
            <text:p>0.011</text:p>
          </table:table-cell>
          <table:table-cell table:style-name="ce4" office:value-type="string" calcext:value-type="string">
            <text:p>B*C(A)</text:p>
          </table:table-cell>
          <table:table-cell table:number-columns-repeated="6"/>
          <table:table-cell table:style-name="ce1" office:value-type="float" office:value="1.51142777214858" calcext:value-type="float">
            <text:p>1.51142777214858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(A)</text:p>
          </table:table-cell>
          <table:table-cell table:style-name="ce28" office:value-type="float" office:value="0.4" calcext:value-type="float">
            <text:p>0.4</text:p>
          </table:table-cell>
          <table:table-cell table:style-name="ce1" office:value-type="float" office:value="2" calcext:value-type="float">
            <text:p>2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093" calcext:value-type="float">
            <text:p>0.093</text:p>
          </table:table-cell>
          <table:table-cell table:style-name="ce16" office:value-type="float" office:value="0.911" calcext:value-type="float">
            <text:p>0.911</text:p>
          </table:table-cell>
          <table:table-cell table:style-name="ce4" office:value-type="string" calcext:value-type="string">
            <text:p>Error</text:p>
          </table:table-cell>
          <table:table-cell table:number-columns-repeated="6"/>
          <table:table-cell table:style-name="ce1" office:value-type="float" office:value="2.08279442525324" calcext:value-type="float">
            <text:p>2.08279442525324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A*B</text:p>
          </table:table-cell>
          <table:table-cell table:style-name="ce8" office:value-type="float" office:value="3.639" calcext:value-type="float">
            <text:p>3.639</text:p>
          </table:table-cell>
          <table:table-cell table:style-name="ce1" office:value-type="float" office:value="1" calcext:value-type="float">
            <text:p>1</text:p>
          </table:table-cell>
          <table:table-cell table:style-name="ce16" office:value-type="float" office:value="3.639" calcext:value-type="float">
            <text:p>3.639</text:p>
          </table:table-cell>
          <table:table-cell table:style-name="ce16" office:value-type="float" office:value="3.468" calcext:value-type="float">
            <text:p>3.468</text:p>
          </table:table-cell>
          <table:table-cell table:style-name="ce16" office:value-type="float" office:value="0.204" calcext:value-type="float">
            <text:p>0.204</text:p>
          </table:table-cell>
          <table:table-cell table:style-name="ce4" office:value-type="string" calcext:value-type="string">
            <text:p>B*C(A)</text:p>
          </table:table-cell>
          <table:table-cell table:number-columns-repeated="6"/>
          <table:table-cell table:style-name="ce1" office:value-type="float" office:value="5.67423373402602" calcext:value-type="float">
            <text:p>5.67423373402602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B*C(A)</text:p>
          </table:table-cell>
          <table:table-cell table:style-name="ce56" office:value-type="float" office:value="2.098" calcext:value-type="float">
            <text:p>2.098</text:p>
          </table:table-cell>
          <table:table-cell table:style-name="ce1" office:value-type="float" office:value="2" calcext:value-type="float">
            <text:p>2</text:p>
          </table:table-cell>
          <table:table-cell table:style-name="ce16" office:value-type="float" office:value="1.049" calcext:value-type="float">
            <text:p>1.049</text:p>
          </table:table-cell>
          <table:table-cell table:style-name="ce16" office:value-type="float" office:value="0.49" calcext:value-type="float">
            <text:p>0.49</text:p>
          </table:table-cell>
          <table:table-cell table:style-name="ce16" office:value-type="float" office:value="0.622" calcext:value-type="float">
            <text:p>0.622</text:p>
          </table:table-cell>
          <table:table-cell table:style-name="ce4" office:value-type="string" calcext:value-type="string">
            <text:p>Error</text:p>
          </table:table-cell>
          <table:table-cell table:number-columns-repeated="6"/>
          <table:table-cell table:style-name="ce1" office:value-type="float" office:value="2.42790724305286" calcext:value-type="float">
            <text:p>2.42790724305286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Error</text:p>
          </table:table-cell>
          <table:table-cell table:style-name="ce29" office:value-type="float" office:value="34.289" calcext:value-type="float">
            <text:p>34.289</text:p>
          </table:table-cell>
          <table:table-cell table:style-name="ce1" office:value-type="float" office:value="16" calcext:value-type="float">
            <text:p>16</text:p>
          </table:table-cell>
          <table:table-cell table:style-name="ce16" office:value-type="float" office:value="2.143" calcext:value-type="float">
            <text:p>2.143</text:p>
          </table:table-cell>
          <table:table-cell table:style-name="ce18" table:number-columns-repeated="2"/>
          <table:table-cell table:number-columns-repeated="5"/>
          <table:table-cell table:formula="of:=[.E3]+[.E4]-POWER([.D3]+[.D4];2)/6" office:value-type="float" office:value="3.66059957494349" calcext:value-type="float">
            <text:p>3.66059957494349</text:p>
          </table:table-cell>
          <table:table-cell table:formula="of:=[.E3]+[.E5]-POWER([.D3]+[.D5];2)/6" office:value-type="float" office:value="50.3265414326972" calcext:value-type="float">
            <text:p>50.3265414326972</text:p>
          </table:table-cell>
          <table:table-cell table:style-name="ce1" office:value-type="float" office:value="6.53356174037995" calcext:value-type="float">
            <text:p>6.533561740379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</text:p>
          </table:table-cell>
          <table:table-cell table:style-name="ce13" office:value-type="float" office:value="144.577" calcext:value-type="float">
            <text:p>144.577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8"/>
          <table:table-cell table:formula="of:=[.E5]+[.E6]-POWER([.D5]+[.D6];2)/6" office:value-type="float" office:value="9.2972764474564" calcext:value-type="float">
            <text:p>9.2972764474564</text:p>
          </table:table-cell>
          <table:table-cell table:formula="of:=[.E4]+[.E6]-POWER([.D4]+[.D6];2)/6" office:value-type="float" office:value="31.7310372293076" calcext:value-type="float">
            <text:p>31.7310372293076</text:p>
          </table:table-cell>
          <table:table-cell table:style-name="ce1" office:value-type="float" office:value="4.95999461415894" calcext:value-type="float">
            <text:p>4.95999461415894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E7]+[.E8]-POWER([.D7]+[.D8];2)/6" office:value-type="float" office:value="12.3591039219467" calcext:value-type="float">
            <text:p>12.3591039219467</text:p>
          </table:table-cell>
          <table:table-cell table:formula="of:=[.E7]+[.E9]-POWER([.D7]+[.D9];2)/6" office:value-type="float" office:value="24.3636289268766" calcext:value-type="float">
            <text:p>24.3636289268766</text:p>
          </table:table-cell>
          <table:table-cell table:style-name="ce1" office:value-type="float" office:value="7.49323473875148" calcext:value-type="float">
            <text:p>7.49323473875148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E9]+[.E10]-POWER([.D9]+[.D10];2)/6" office:value-type="float" office:value="11.470757384374" calcext:value-type="float">
            <text:p>11.470757384374</text:p>
          </table:table-cell>
          <table:table-cell table:formula="of:=[.E8]+[.E10]-POWER([.D8]+[.D10];2)/6" office:value-type="float" office:value="31.1777247098303" calcext:value-type="float">
            <text:p>31.1777247098303</text:p>
          </table:table-cell>
          <table:table-cell table:style-name="ce1" office:value-type="float" office:value="3.60570607238719" calcext:value-type="float">
            <text:p>3.60570607238719</text:p>
          </table:table-cell>
          <table:table-cell table:number-columns-repeated="1010"/>
        </table:table-row>
        <table:table-row table:style-name="ro1">
          <table:table-cell/>
          <table:table-cell table:formula="of:=SUM([.B21:.B26])" office:value-type="float" office:value="144.576" calcext:value-type="float">
            <text:p>144.576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SUM</text:p>
          </table:table-cell>
          <table:table-cell table:formula="of:=SUM([.L26:.L29])" office:value-type="float" office:value="36.7877373287205" calcext:value-type="float">
            <text:p>36.7877373287205</text:p>
          </table:table-cell>
          <table:table-cell table:formula="of:=SUM([.M26:.M29])" office:value-type="float" office:value="137.598932298712" calcext:value-type="float">
            <text:p>137.598932298712</text:p>
          </table:table-cell>
          <table:table-cell table:formula="of:=SUM([.N22:.N29])" office:value-type="float" office:value="34.2888603401583" calcext:value-type="float">
            <text:p>34.2888603401583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20" table:formula="of:=[.D14]-[.L19]-[.M19]-[.L31]" office:value-type="float" office:value="3.63889619290074" calcext:value-type="float">
            <text:p>3.63889619290074</text:p>
          </table:table-cell>
          <table:table-cell table:style-name="ce31" table:formula="of:=[.D14]-[.L19]-[.N19]-[.M31]" office:value-type="float" office:value="-6.57728779451372" calcext:value-type="float">
            <text:p>-6.57728779451372</text:p>
          </table:table-cell>
          <table:table-cell table:style-name="ce58" table:formula="of:=[.D14]-[.M19]-[.N19]-[.N31]" office:value-type="float" office:value="5.73728658919251" calcext:value-type="float">
            <text:p>5.7372865891925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A*B*C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" office:value-type="float" office:value="1.51142777214858" calcext:value-type="float">
            <text:p>1.51142777214858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" office:value-type="float" office:value="2.08279442525324" calcext:value-type="float">
            <text:p>2.0827944252532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" office:value-type="float" office:value="5.67423373402602" calcext:value-type="float">
            <text:p>5.67423373402602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" office:value-type="float" office:value="2.42790724305286" calcext:value-type="float">
            <text:p>2.42790724305286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" office:value-type="float" office:value="6.53356174037995" calcext:value-type="float">
            <text:p>6.53356174037995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" office:value-type="float" office:value="4.95999461415894" calcext:value-type="float">
            <text:p>4.9599946141589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" office:value-type="float" office:value="7.49323473875148" calcext:value-type="float">
            <text:p>7.49323473875148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" office:value-type="float" office:value="3.60570607238719" calcext:value-type="float">
            <text:p>3.6057060723871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SUM</text:p>
          </table:table-cell>
          <table:table-cell table:formula="of:=SUM([.L35:.L42])" office:value-type="float" office:value="34.2888603401583" calcext:value-type="float">
            <text:p>34.288860340158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58" table:formula="of:=[.D14]-[.L19]-[.M19]-[.N19]-[.L32]-[.M32]-[.N32]-[.L44]" office:value-type="float" office:value="-3.63889619290075" calcext:value-type="float">
            <text:p>-3.63889619290075</text:p>
          </table:table-cell>
          <table:table-cell table:number-columns-repeated="1012"/>
        </table:table-row>
      </table:table>
      <table:table table:name="3way-fully-nested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1012" table:default-cell-style-name="Default"/>
        <table:table-row table:style-name="ro1">
          <table:table-cell table:style-name="ce1" table:number-columns-repeated="8"/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umx</text:p>
          </table:table-cell>
          <table:table-cell table:style-name="ce1" office:value-type="string" calcext:value-type="string">
            <text:p>sumx2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Error</text:p>
          </table:table-cell>
          <table:table-cell table:style-name="ce2" table:number-columns-repeated="2"/>
          <table:table-cell table:style-name="ce18"/>
          <table:table-cell table:style-name="ce2"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6.5898722396675" calcext:value-type="float">
            <text:p>16.5898722396675</text:p>
          </table:table-cell>
          <table:table-cell table:style-name="ce4" office:value-type="float" office:value="93.252714748312" calcext:value-type="float">
            <text:p>93.25271474831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1.51142777214858" calcext:value-type="float">
            <text:p>1.51142777214858</text:p>
          </table:table-cell>
          <table:table-cell table:formula="of:=[.E3]-POWER([.D3];2)/3" office:value-type="float" office:value="1.51142777214855" calcext:value-type="float">
            <text:p>1.5114277721485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.220954061027" calcext:value-type="float">
            <text:p>17.220954061027</text:p>
          </table:table-cell>
          <table:table-cell table:style-name="ce4" office:value-type="float" office:value="100.936547349254" calcext:value-type="float">
            <text:p>100.936547349254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2.08279442525324" calcext:value-type="float">
            <text:p>2.08279442525324</text:p>
          </table:table-cell>
          <table:table-cell table:formula="of:=[.E4]-POWER([.D4];2)/3" office:value-type="float" office:value="2.08279442525321" calcext:value-type="float">
            <text:p>2.0827944252532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.6785415307909" calcext:value-type="float">
            <text:p>32.6785415307909</text:p>
          </table:table-cell>
          <table:table-cell table:style-name="ce4" office:value-type="float" office:value="361.636592593901" calcext:value-type="float">
            <text:p>361.636592593901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5.67423373402602" calcext:value-type="float">
            <text:p>5.67423373402602</text:p>
          </table:table-cell>
          <table:table-cell table:formula="of:=[.E5]-POWER([.D5];2)/3" office:value-type="float" office:value="5.67423373402579" calcext:value-type="float">
            <text:p>5.67423373402579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.0007041902747" calcext:value-type="float">
            <text:p>30.0007041902747</text:p>
          </table:table-cell>
          <table:table-cell table:style-name="ce4" office:value-type="float" office:value="302.441991213842" calcext:value-type="float">
            <text:p>302.44199121384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2.42790724305286" calcext:value-type="float">
            <text:p>2.42790724305286</text:p>
          </table:table-cell>
          <table:table-cell table:formula="of:=[.E6]-POWER([.D6];2)/3" office:value-type="float" office:value="2.42790724305337" calcext:value-type="float">
            <text:p>2.4279072430533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3.522170243653" calcext:value-type="float">
            <text:p>23.522170243653</text:p>
          </table:table-cell>
          <table:table-cell table:style-name="ce4" office:value-type="float" office:value="190.964392730845" calcext:value-type="float">
            <text:p>190.964392730845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6.53356174037995" calcext:value-type="float">
            <text:p>6.53356174037995</text:p>
          </table:table-cell>
          <table:table-cell table:formula="of:=[.E7]-POWER([.D7];2)/3" office:value-type="float" office:value="6.53356174038009" calcext:value-type="float">
            <text:p>6.5335617403800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.2432921415052" calcext:value-type="float">
            <text:p>21.2432921415052</text:p>
          </table:table-cell>
          <table:table-cell table:style-name="ce4" office:value-type="float" office:value="155.385814950604" calcext:value-type="float">
            <text:p>155.385814950604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4.95999461415894" calcext:value-type="float">
            <text:p>4.95999461415894</text:p>
          </table:table-cell>
          <table:table-cell table:formula="of:=[.E8]-POWER([.D8];2)/3" office:value-type="float" office:value="4.95999461415846" calcext:value-type="float">
            <text:p>4.95999461415846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1.3975111687478" calcext:value-type="float">
            <text:p>31.3975111687478</text:p>
          </table:table-cell>
          <table:table-cell table:style-name="ce4" office:value-type="float" office:value="336.094470602632" calcext:value-type="float">
            <text:p>336.09447060263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7.49323473875148" calcext:value-type="float">
            <text:p>7.49323473875148</text:p>
          </table:table-cell>
          <table:table-cell table:formula="of:=[.E9]-POWER([.D9];2)/3" office:value-type="float" office:value="7.49323473875103" calcext:value-type="float">
            <text:p>7.49323473875103</text:p>
          </table:table-cell>
          <table:table-cell table:number-columns-repeated="4"/>
          <table:table-cell table:style-name="ce4" office:value-type="float" office:value="1.51142777214858" calcext:value-type="float">
            <text:p>1.51142777214858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2.8911307452853" calcext:value-type="float">
            <text:p>32.8911307452853</text:p>
          </table:table-cell>
          <table:table-cell table:style-name="ce4" office:value-type="float" office:value="364.214533306871" calcext:value-type="float">
            <text:p>364.214533306871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3.60570607238719" calcext:value-type="float">
            <text:p>3.60570607238719</text:p>
          </table:table-cell>
          <table:table-cell table:formula="of:=[.E10]-POWER([.D10];2)/3" office:value-type="float" office:value="3.60570607238691" calcext:value-type="float">
            <text:p>3.60570607238691</text:p>
          </table:table-cell>
          <table:table-cell table:number-columns-repeated="4"/>
          <table:table-cell table:style-name="ce4" office:value-type="float" office:value="2.08279442525324" calcext:value-type="float">
            <text:p>2.08279442525324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2"/>
          <table:table-cell table:style-name="ce4" office:value-type="float" office:value="5.67423373402602" calcext:value-type="float">
            <text:p>5.67423373402602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office:value-type="string" calcext:value-type="string">
            <text:p>SUM</text:p>
          </table:table-cell>
          <table:table-cell table:style-name="ce30" table:formula="of:=SUM([.D3:.D10])" office:value-type="float" office:value="205.544176320951" calcext:value-type="float">
            <text:p>205.544176320951</text:p>
          </table:table-cell>
          <table:table-cell table:style-name="ce30" table:formula="of:=SUM([.E3:.E10])" office:value-type="float" office:value="1904.92705749626" calcext:value-type="float">
            <text:p>1904.92705749626</text:p>
          </table:table-cell>
          <table:table-cell table:style-name="ce63" table:formula="of:=SUM([.F3:.F10])" office:value-type="float" office:value="24" calcext:value-type="float">
            <text:p>24</text:p>
          </table:table-cell>
          <table:table-cell table:style-name="ce2"/>
          <table:table-cell table:style-name="ce17" table:formula="of:=SUM([.H3:.H10])" office:value-type="float" office:value="34.2888603401583" calcext:value-type="float">
            <text:p>34.2888603401583</text:p>
          </table:table-cell>
          <table:table-cell table:formula="of:=SUM([.I3:.I10])" office:value-type="float" office:value="34.2888603401574" calcext:value-type="float">
            <text:p>34.2888603401574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style-name="ce4" office:value-type="float" office:value="2.42790724305286" calcext:value-type="float">
            <text:p>2.42790724305286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1"/>
          <table:table-cell table:formula="of:=[.E3]+[.E4]-POWER([.D3]+[.D4];2)/6" office:value-type="float" office:value="3.66059957494349" calcext:value-type="float">
            <text:p>3.66059957494349</text:p>
          </table:table-cell>
          <table:table-cell table:style-name="ce4" office:value-type="float" office:value="6.53356174037995" calcext:value-type="float">
            <text:p>6.5335617403799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office:value-type="string" calcext:value-type="string">
            <text:p>Total</text:p>
          </table:table-cell>
          <table:table-cell table:style-name="ce15" table:formula="of:=[.E12]-POWER([.D12];2)/[.F12]" office:value-type="float" office:value="144.576706685496" calcext:value-type="float">
            <text:p>144.576706685496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formula="of:=[.E5]+[.E6]-POWER([.D5]+[.D6];2)/6" office:value-type="float" office:value="9.2972764474564" calcext:value-type="float">
            <text:p>9.2972764474564</text:p>
          </table:table-cell>
          <table:table-cell table:style-name="ce4" office:value-type="float" office:value="4.95999461415894" calcext:value-type="float">
            <text:p>4.95999461415894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"/>
          <table:table-cell table:formula="of:=SUM([.E3:.E6])-POWER(SUM([.D3:.D6]);2)/SUM([.F3:.F6])" office:value-type="float" office:value="82.4066793416049" calcext:value-type="float">
            <text:p>82.4066793416049</text:p>
          </table:table-cell>
          <table:table-cell table:formula="of:=[.E7]+[.E8]-POWER([.D7]+[.D8];2)/6" office:value-type="float" office:value="12.3591039219467" calcext:value-type="float">
            <text:p>12.3591039219467</text:p>
          </table:table-cell>
          <table:table-cell table:style-name="ce4" office:value-type="float" office:value="7.49323473875148" calcext:value-type="float">
            <text:p>7.493234738751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2"/>
          <table:table-cell table:formula="of:=[.D12]/[.F12]" office:value-type="float" office:value="8.56434068003963" calcext:value-type="float">
            <text:p>8.56434068003963</text:p>
          </table:table-cell>
          <table:table-cell table:formula="of:=[.E12]/[.F12]" office:value-type="float" office:value="79.3719607290108" calcext:value-type="float">
            <text:p>79.3719607290108</text:p>
          </table:table-cell>
          <table:table-cell table:number-columns-repeated="6"/>
          <table:table-cell table:formula="of:=SUM([.E7:.E10])-POWER(SUM([.D7:.D10]);2)/SUM([.F7:.F10])" office:value-type="float" office:value="55.5927395493774" calcext:value-type="float">
            <text:p>55.5927395493774</text:p>
          </table:table-cell>
          <table:table-cell table:formula="of:=[.E9]+[.E10]-POWER([.D9]+[.D10];2)/6" office:value-type="float" office:value="11.470757384374" calcext:value-type="float">
            <text:p>11.470757384374</text:p>
          </table:table-cell>
          <table:table-cell table:style-name="ce4" office:value-type="float" office:value="3.60570607238719" calcext:value-type="float">
            <text:p>3.60570607238719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SUM</text:p>
          </table:table-cell>
          <table:table-cell table:formula="of:=[.L15]+[.L16]" office:value-type="float" office:value="137.999418890982" calcext:value-type="float">
            <text:p>137.999418890982</text:p>
          </table:table-cell>
          <table:table-cell table:formula="of:=[.M13]+[.M14]+[.M15]+[.M16]" office:value-type="float" office:value="36.7877373287205" calcext:value-type="float">
            <text:p>36.7877373287205</text:p>
          </table:table-cell>
          <table:table-cell table:formula="of:=SUM([.N9:.N16])" office:value-type="float" office:value="34.2888603401583" calcext:value-type="float">
            <text:p>34.2888603401583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"/>
          <table:table-cell table:style-name="ce19" table:formula="of:=[.D14]-[.L18]" office:value-type="float" office:value="6.57728779451384" calcext:value-type="float">
            <text:p>6.57728779451384</text:p>
          </table:table-cell>
          <table:table-cell table:style-name="ce30" table:formula="of:=[.D14]-[.M18]" office:value-type="float" office:value="107.788969356775" calcext:value-type="float">
            <text:p>107.788969356775</text:p>
          </table:table-cell>
          <table:table-cell table:style-name="ce30" table:formula="of:=[.D14]-[.N18]" office:value-type="float" office:value="110.287846345338" calcext:value-type="float">
            <text:p>110.287846345338</text:p>
          </table:table-cell>
          <table:table-cell office:value-type="string" calcext:value-type="string">
            <text:p>B(A)</text:p>
          </table:table-cell>
          <table:table-cell table:style-name="ce31" table:formula="of:=[.M19]+[.L32]" office:value-type="float" office:value="101.211681562261" calcext:value-type="float">
            <text:p>101.21168156226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rce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P</text:p>
          </table:table-cell>
          <table:table-cell table:style-name="ce4" office:value-type="string" calcext:value-type="string">
            <text:p>Against</text:p>
          </table:table-cell>
          <table:table-cell table:number-columns-repeated="7"/>
          <table:table-cell office:value-type="string" calcext:value-type="string">
            <text:p>C(B(A))</text:p>
          </table:table-cell>
          <table:table-cell table:style-name="ce64" table:formula="of:=[.N19]+[.M32]+[.N32]+[.L45]" office:value-type="float" office:value="2.49887698856291" calcext:value-type="float">
            <text:p>2.498876988562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</text:p>
          </table:table-cell>
          <table:table-cell table:style-name="ce26" office:value-type="float" office:value="6.577" calcext:value-type="float">
            <text:p>6.577</text:p>
          </table:table-cell>
          <table:table-cell table:style-name="ce1" office:value-type="float" office:value="1" calcext:value-type="float">
            <text:p>1</text:p>
          </table:table-cell>
          <table:table-cell table:style-name="ce16" office:value-type="float" office:value="6.577" calcext:value-type="float">
            <text:p>6.577</text:p>
          </table:table-cell>
          <table:table-cell table:style-name="ce16" office:value-type="float" office:value="0.13" calcext:value-type="float">
            <text:p>0.13</text:p>
          </table:table-cell>
          <table:table-cell table:style-name="ce16" office:value-type="float" office:value="0.753" calcext:value-type="float">
            <text:p>0.753</text:p>
          </table:table-cell>
          <table:table-cell table:style-name="ce16" office:value-type="string" calcext:value-type="string">
            <text:p>B(A)</text:p>
          </table:table-cell>
          <table:table-cell table:number-columns-repeated="4"/>
          <table:table-cell office:value-type="string" calcext:value-type="string">
            <text:p>A*B</text:p>
          </table:table-cell>
          <table:table-cell office:value-type="string" calcext:value-type="string">
            <text:p>A*C</text:p>
          </table:table-cell>
          <table:table-cell office:value-type="string" calcext:value-type="string">
            <text:p>B*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(A)</text:p>
          </table:table-cell>
          <table:table-cell table:style-name="ce28" office:value-type="float" office:value="101.212" calcext:value-type="float">
            <text:p>101.212</text:p>
          </table:table-cell>
          <table:table-cell table:style-name="ce1" office:value-type="float" office:value="2" calcext:value-type="float">
            <text:p>2</text:p>
          </table:table-cell>
          <table:table-cell table:style-name="ce16" office:value-type="float" office:value="50.606" calcext:value-type="float">
            <text:p>50.606</text:p>
          </table:table-cell>
          <table:table-cell table:style-name="ce16" office:value-type="float" office:value="81.006" calcext:value-type="float">
            <text:p>81.006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string" calcext:value-type="string">
            <text:p>C(A*B)</text:p>
          </table:table-cell>
          <table:table-cell table:number-columns-repeated="5"/>
          <table:table-cell table:style-name="ce4" office:value-type="float" office:value="1.51142777214858" calcext:value-type="float">
            <text:p>1.51142777214858</text:p>
          </table:table-cell>
          <table:table-cell table:style-name="ce1" office:value-type="float" office:value="1.51142777214858" calcext:value-type="float">
            <text:p>1.511427772148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(A*B)</text:p>
          </table:table-cell>
          <table:table-cell table:style-name="ce60" office:value-type="float" office:value="2.499" calcext:value-type="float">
            <text:p>2.499</text:p>
          </table:table-cell>
          <table:table-cell table:style-name="ce1" office:value-type="float" office:value="4" calcext:value-type="float">
            <text:p>4</text:p>
          </table:table-cell>
          <table:table-cell table:style-name="ce16" office:value-type="float" office:value="0.625" calcext:value-type="float">
            <text:p>0.625</text:p>
          </table:table-cell>
          <table:table-cell table:style-name="ce16" office:value-type="float" office:value="0.292" calcext:value-type="float">
            <text:p>0.292</text:p>
          </table:table-cell>
          <table:table-cell table:style-name="ce16" office:value-type="float" office:value="0.879" calcext:value-type="float">
            <text:p>0.879</text:p>
          </table:table-cell>
          <table:table-cell table:style-name="ce16" office:value-type="string" calcext:value-type="string">
            <text:p>Error</text:p>
          </table:table-cell>
          <table:table-cell table:number-columns-repeated="5"/>
          <table:table-cell table:style-name="ce4" office:value-type="float" office:value="2.08279442525324" calcext:value-type="float">
            <text:p>2.08279442525324</text:p>
          </table:table-cell>
          <table:table-cell table:style-name="ce1" office:value-type="float" office:value="2.08279442525324" calcext:value-type="float">
            <text:p>2.082794425253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ror</text:p>
          </table:table-cell>
          <table:table-cell table:style-name="ce29" office:value-type="float" office:value="34.289" calcext:value-type="float">
            <text:p>34.289</text:p>
          </table:table-cell>
          <table:table-cell table:style-name="ce1" office:value-type="float" office:value="16" calcext:value-type="float">
            <text:p>16</text:p>
          </table:table-cell>
          <table:table-cell table:style-name="ce16" office:value-type="float" office:value="2.143" calcext:value-type="float">
            <text:p>2.143</text:p>
          </table:table-cell>
          <table:table-cell table:style-name="ce18" table:number-columns-repeated="2"/>
          <table:table-cell table:number-columns-repeated="6"/>
          <table:table-cell table:style-name="ce4" office:value-type="float" office:value="5.67423373402602" calcext:value-type="float">
            <text:p>5.67423373402602</text:p>
          </table:table-cell>
          <table:table-cell table:style-name="ce1" office:value-type="float" office:value="5.67423373402602" calcext:value-type="float">
            <text:p>5.67423373402602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ce61" office:value-type="float" office:value="144.577" calcext:value-type="float">
            <text:p>144.577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9"/>
          <table:table-cell table:style-name="ce4" office:value-type="float" office:value="2.42790724305286" calcext:value-type="float">
            <text:p>2.42790724305286</text:p>
          </table:table-cell>
          <table:table-cell table:style-name="ce1" office:value-type="float" office:value="2.42790724305286" calcext:value-type="float">
            <text:p>2.42790724305286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"/>
          <table:table-cell table:formula="of:=[.E3]+[.E4]-POWER([.D3]+[.D4];2)/6" office:value-type="float" office:value="3.66059957494349" calcext:value-type="float">
            <text:p>3.66059957494349</text:p>
          </table:table-cell>
          <table:table-cell table:style-name="ce4" office:value-type="float" office:value="6.53356174037995" calcext:value-type="float">
            <text:p>6.53356174037995</text:p>
          </table:table-cell>
          <table:table-cell table:style-name="ce1" office:value-type="float" office:value="6.53356174037995" calcext:value-type="float">
            <text:p>6.5335617403799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"/>
          <table:table-cell table:formula="of:=[.E5]+[.E6]-POWER([.D5]+[.D6];2)/6" office:value-type="float" office:value="9.2972764474564" calcext:value-type="float">
            <text:p>9.2972764474564</text:p>
          </table:table-cell>
          <table:table-cell table:style-name="ce4" office:value-type="float" office:value="4.95999461415894" calcext:value-type="float">
            <text:p>4.95999461415894</text:p>
          </table:table-cell>
          <table:table-cell table:style-name="ce1" office:value-type="float" office:value="4.95999461415894" calcext:value-type="float">
            <text:p>4.95999461415894</text:p>
          </table:table-cell>
          <table:table-cell table:number-columns-repeated="1010"/>
        </table:table-row>
        <table:table-row table:style-name="ro1">
          <table:table-cell table:style-name="Default"/>
          <table:table-cell table:formula="of:=SUM([.B21:.B24])" office:value-type="float" office:value="144.577" calcext:value-type="float">
            <text:p>144.577</text:p>
          </table:table-cell>
          <table:table-cell table:number-columns-repeated="9"/>
          <table:table-cell table:formula="of:=[.E7]+[.E8]-POWER([.D7]+[.D8];2)/6" office:value-type="float" office:value="12.3591039219467" calcext:value-type="float">
            <text:p>12.3591039219467</text:p>
          </table:table-cell>
          <table:table-cell table:style-name="ce4" office:value-type="float" office:value="7.49323473875148" calcext:value-type="float">
            <text:p>7.49323473875148</text:p>
          </table:table-cell>
          <table:table-cell table:style-name="ce1" office:value-type="float" office:value="7.49323473875148" calcext:value-type="float">
            <text:p>7.493234738751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"/>
          <table:table-cell table:formula="of:=[.E9]+[.E10]-POWER([.D9]+[.D10];2)/6" office:value-type="float" office:value="11.470757384374" calcext:value-type="float">
            <text:p>11.470757384374</text:p>
          </table:table-cell>
          <table:table-cell table:style-name="ce4" office:value-type="float" office:value="3.60570607238719" calcext:value-type="float">
            <text:p>3.60570607238719</text:p>
          </table:table-cell>
          <table:table-cell table:style-name="ce1" office:value-type="float" office:value="3.60570607238719" calcext:value-type="float">
            <text:p>3.60570607238719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Source</text:p>
          </table:table-cell>
          <table:table-cell table:style-name="ce4" office:value-type="string" calcext:value-type="string">
            <text:p>SS</text:p>
          </table:table-cell>
          <table:table-cell table:style-name="ce4" office:value-type="string" calcext:value-type="string">
            <text:p>DF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Against</text:p>
          </table:table-cell>
          <table:table-cell table:number-columns-repeated="3"/>
          <table:table-cell office:value-type="string" calcext:value-type="string">
            <text:p>SUM</text:p>
          </table:table-cell>
          <table:table-cell table:formula="of:=SUM([.L26:.L29])" office:value-type="float" office:value="36.7877373287205" calcext:value-type="float">
            <text:p>36.7877373287205</text:p>
          </table:table-cell>
          <table:table-cell table:formula="of:=SUM([.M22:.M29])" office:value-type="float" office:value="34.2888603401583" calcext:value-type="float">
            <text:p>34.2888603401583</text:p>
          </table:table-cell>
          <table:table-cell table:formula="of:=SUM([.N22:.N29])" office:value-type="float" office:value="34.2888603401583" calcext:value-type="float">
            <text:p>34.28886034015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</text:p>
          </table:table-cell>
          <table:table-cell table:style-name="ce4" office:value-type="float" office:value="6.577" calcext:value-type="float">
            <text:p>6.57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.577" calcext:value-type="float">
            <text:p>6.577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No Test</text:p>
          </table:table-cell>
          <table:table-cell table:number-columns-repeated="4"/>
          <table:table-cell table:style-name="ce30" table:formula="of:=[.D14]-[.L19]-[.M19]-[.L31]" office:value-type="float" office:value="-6.57728779451384" calcext:value-type="float">
            <text:p>-6.57728779451384</text:p>
          </table:table-cell>
          <table:table-cell table:style-name="ce30" table:formula="of:=[.D14]-[.L19]-[.N19]-[.M31]" office:value-type="float" office:value="-6.57728779451384" calcext:value-type="float">
            <text:p>-6.57728779451384</text:p>
          </table:table-cell>
          <table:table-cell table:style-name="ce30" table:formula="of:=[.D14]-[.M19]-[.N19]-[.N31]" office:value-type="float" office:value="-107.788969356775" calcext:value-type="float">
            <text:p>-107.7889693567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</text:p>
          </table:table-cell>
          <table:table-cell table:style-name="ce4" office:value-type="float" office:value="97.573" calcext:value-type="float">
            <text:p>97.57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7.573" calcext:value-type="float">
            <text:p>97.573</text:p>
          </table:table-cell>
          <table:table-cell table:style-name="ce4" office:value-type="float" office:value="10896.659" calcext:value-type="float">
            <text:p>10896.659</text:p>
          </table:table-cell>
          <table:table-cell table:style-name="ce4" office:value-type="float" office:value="0.006" calcext:value-type="float">
            <text:p>0.006</text:p>
          </table:table-cell>
          <table:table-cell table:style-name="ce4" office:value-type="string" calcext:value-type="string">
            <text:p>B*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table:style-name="ce4" office:value-type="float" office:value="0.334" calcext:value-type="float">
            <text:p>0.3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34" calcext:value-type="float">
            <text:p>0.334</text:p>
          </table:table-cell>
          <table:table-cell table:style-name="ce4" office:value-type="float" office:value="37.32" calcext:value-type="float">
            <text:p>37.32</text:p>
          </table:table-cell>
          <table:table-cell table:style-name="ce4" office:value-type="float" office:value="0.103" calcext:value-type="float">
            <text:p>0.103</text:p>
          </table:table-cell>
          <table:table-cell table:style-name="ce4" office:value-type="string" calcext:value-type="string">
            <text:p>B*C</text:p>
          </table:table-cell>
          <table:table-cell table:number-columns-repeated="4"/>
          <table:table-cell office:value-type="string" calcext:value-type="string">
            <text:p>A*B*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*B</text:p>
          </table:table-cell>
          <table:table-cell table:style-name="ce4" office:value-type="float" office:value="3.639" calcext:value-type="float">
            <text:p>3.63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.639" calcext:value-type="float">
            <text:p>3.639</text:p>
          </table:table-cell>
          <table:table-cell table:style-name="ce4" office:value-type="float" office:value="1.742" calcext:value-type="float">
            <text:p>1.742</text:p>
          </table:table-cell>
          <table:table-cell table:style-name="ce4" office:value-type="float" office:value="0.413" calcext:value-type="float">
            <text:p>0.413</text:p>
          </table:table-cell>
          <table:table-cell table:style-name="ce4" office:value-type="string" calcext:value-type="string">
            <text:p>A*B*C</text:p>
          </table:table-cell>
          <table:table-cell table:number-columns-repeated="4"/>
          <table:table-cell table:style-name="ce1" office:value-type="float" office:value="1.51142777214858" calcext:value-type="float">
            <text:p>1.511427772148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*C</text:p>
          </table:table-cell>
          <table:table-cell table:style-name="ce4" office:value-type="float" office:value="0.066" calcext:value-type="float">
            <text:p>0.06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66" calcext:value-type="float">
            <text:p>0.066</text:p>
          </table:table-cell>
          <table:table-cell table:style-name="ce4" office:value-type="float" office:value="0.032" calcext:value-type="float">
            <text:p>0.032</text:p>
          </table:table-cell>
          <table:table-cell table:style-name="ce4" office:value-type="float" office:value="0.888" calcext:value-type="float">
            <text:p>0.888</text:p>
          </table:table-cell>
          <table:table-cell table:style-name="ce4" office:value-type="string" calcext:value-type="string">
            <text:p>A*B*C</text:p>
          </table:table-cell>
          <table:table-cell table:number-columns-repeated="4"/>
          <table:table-cell table:style-name="ce1" office:value-type="float" office:value="2.08279442525324" calcext:value-type="float">
            <text:p>2.082794425253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*C</text:p>
          </table:table-cell>
          <table:table-cell table:style-name="ce4" office:value-type="float" office:value="0.009" calcext:value-type="float">
            <text:p>0.0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9" calcext:value-type="float">
            <text:p>0.009</text:p>
          </table:table-cell>
          <table:table-cell table:style-name="ce4" office:value-type="float" office:value="0.004" calcext:value-type="float">
            <text:p>0.004</text:p>
          </table:table-cell>
          <table:table-cell table:style-name="ce4" office:value-type="float" office:value="0.949" calcext:value-type="float">
            <text:p>0.949</text:p>
          </table:table-cell>
          <table:table-cell table:style-name="ce4" office:value-type="string" calcext:value-type="string">
            <text:p>Error</text:p>
          </table:table-cell>
          <table:table-cell table:number-columns-repeated="4"/>
          <table:table-cell table:style-name="ce1" office:value-type="float" office:value="5.67423373402602" calcext:value-type="float">
            <text:p>5.674233734026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*B*C</text:p>
          </table:table-cell>
          <table:table-cell table:style-name="ce4" office:value-type="float" office:value="2.089" calcext:value-type="float">
            <text:p>2.08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089" calcext:value-type="float">
            <text:p>2.089</text:p>
          </table:table-cell>
          <table:table-cell table:style-name="ce4" office:value-type="float" office:value="0.975" calcext:value-type="float">
            <text:p>0.975</text:p>
          </table:table-cell>
          <table:table-cell table:style-name="ce4" office:value-type="float" office:value="0.338" calcext:value-type="float">
            <text:p>0.338</text:p>
          </table:table-cell>
          <table:table-cell table:style-name="ce4" office:value-type="string" calcext:value-type="string">
            <text:p>Error</text:p>
          </table:table-cell>
          <table:table-cell table:number-columns-repeated="4"/>
          <table:table-cell table:style-name="ce1" office:value-type="float" office:value="2.42790724305286" calcext:value-type="float">
            <text:p>2.427907243052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ror</text:p>
          </table:table-cell>
          <table:table-cell table:style-name="ce29" office:value-type="float" office:value="34.289" calcext:value-type="float">
            <text:p>34.289</text:p>
          </table:table-cell>
          <table:table-cell table:style-name="ce1" office:value-type="float" office:value="16" calcext:value-type="float">
            <text:p>16</text:p>
          </table:table-cell>
          <table:table-cell table:style-name="ce16" office:value-type="float" office:value="2.143" calcext:value-type="float">
            <text:p>2.143</text:p>
          </table:table-cell>
          <table:table-cell table:number-columns-repeated="7"/>
          <table:table-cell table:style-name="ce1" office:value-type="float" office:value="6.53356174037995" calcext:value-type="float">
            <text:p>6.5335617403799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ce13" office:value-type="float" office:value="144.577" calcext:value-type="float">
            <text:p>144.577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8"/>
          <table:table-cell table:style-name="ce1" office:value-type="float" office:value="4.95999461415894" calcext:value-type="float">
            <text:p>4.95999461415894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"/>
          <table:table-cell table:style-name="ce1" office:value-type="float" office:value="7.49323473875148" calcext:value-type="float">
            <text:p>7.49323473875148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"/>
          <table:table-cell table:style-name="ce1" office:value-type="float" office:value="3.60570607238719" calcext:value-type="float">
            <text:p>3.60570607238719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SUM</text:p>
          </table:table-cell>
          <table:table-cell table:formula="of:=SUM([.L35:.L42])" office:value-type="float" office:value="34.2888603401583" calcext:value-type="float">
            <text:p>34.2888603401583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"/>
          <table:table-cell table:formula="of:=[.D14]-[.L19]-[.M19]-[.N19]-[.L32]-[.M32]-[.N32]-[.L44]" office:value-type="float" office:value="6.57728779451357" calcext:value-type="float">
            <text:p>6.57728779451357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6">00/00/0000</text:date>, <text:time style:data-style-name="N2" text:time-value="22:21:00.499129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0:14:46.708180152</meta:creation-date>
    <dc:date>2018-02-16T22:39:17.463474856</dc:date>
    <meta:editing-duration>PT1H29M36S</meta:editing-duration>
    <meta:editing-cycles>10</meta:editing-cycles>
    <meta:generator>LibreOffice/6.0.1.1$Linux_X86_64 LibreOffice_project/00m0$Build-1</meta:generator>
    <meta:document-statistic meta:table-count="3" meta:cell-count="680" meta:object-count="0"/>
  </office:meta>
</office:document-meta>
</file>